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2.4547in"/>
    </style:style>
    <style:style style:name="co9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70" table:default-cell-style-name="Default"/>
        <table:table-row table:style-name="ro1">
          <table:table-cell table:style-name="ce1"/>
          <table:table-cell table:style-name="ce3" office:value-type="date" office:date-value="2016-06-01" calcext:value-type="date">
            <text:p>06/01/16</text:p>
          </table:table-cell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N/A</text:p>
          </table:table-cell>
          <table:table-cell table:style-name="ce3" office:value-type="date" office:date-value="2016-06-04" calcext:value-type="date">
            <text:p>06/04/16</text:p>
          </table:table-cell>
          <table:table-cell table:style-name="ce3" office:value-type="date" office:date-value="2016-06-05" calcext:value-type="date">
            <text:p>06/05/16</text:p>
          </table:table-cell>
          <table:table-cell table:style-name="ce3" office:value-type="date" office:date-value="2016-06-06" calcext:value-type="date">
            <text:p>06/06/16</text:p>
          </table:table-cell>
          <table:table-cell table:style-name="ce3" office:value-type="date" office:date-value="2016-06-07" calcext:value-type="date">
            <text:p>06/07/16</text:p>
          </table:table-cell>
          <table:table-cell table:style-name="ce3" office:value-type="date" office:date-value="2016-06-08" calcext:value-type="date">
            <text:p>06/08/16</text:p>
          </table:table-cell>
          <table:table-cell table:style-name="ce3" office:value-type="date" office:date-value="2016-06-09" calcext:value-type="date">
            <text:p>06/09/16</text:p>
          </table:table-cell>
          <table:table-cell table:style-name="ce3" office:value-type="date" office:date-value="2016-06-10" calcext:value-type="date">
            <text:p>06/10/16</text:p>
          </table:table-cell>
          <table:table-cell table:style-name="ce3" office:value-type="date" office:date-value="2016-06-11" calcext:value-type="date">
            <text:p>06/11/16</text:p>
          </table:table-cell>
          <table:table-cell table:style-name="ce3" office:value-type="date" office:date-value="2016-06-12" calcext:value-type="date">
            <text:p>06/12/16</text:p>
          </table:table-cell>
          <table:table-cell table:style-name="ce3" office:value-type="date" office:date-value="2016-06-13" calcext:value-type="date">
            <text:p>06/13/16</text:p>
          </table:table-cell>
          <table:table-cell table:style-name="ce3" office:value-type="date" office:date-value="2016-06-14" calcext:value-type="date">
            <text:p>06/14/16</text:p>
          </table:table-cell>
          <table:table-cell table:style-name="ce3" office:value-type="date" office:date-value="2016-06-15" calcext:value-type="date">
            <text:p>06/15/16</text:p>
          </table:table-cell>
          <table:table-cell table:style-name="ce3" office:value-type="date" office:date-value="2016-06-16" calcext:value-type="date">
            <text:p>06/16/16</text:p>
          </table:table-cell>
          <table:table-cell table:style-name="ce3" office:value-type="date" office:date-value="2016-06-17" calcext:value-type="date">
            <text:p>06/17/16</text:p>
          </table:table-cell>
          <table:table-cell table:style-name="ce3" office:value-type="date" office:date-value="2016-06-18" calcext:value-type="date">
            <text:p>06/18/16</text:p>
          </table:table-cell>
          <table:table-cell table:style-name="ce3" office:value-type="date" office:date-value="2016-06-19" calcext:value-type="date">
            <text:p>06/19/16</text:p>
          </table:table-cell>
          <table:table-cell table:style-name="ce3" office:value-type="date" office:date-value="2016-06-20" calcext:value-type="date">
            <text:p>06/20/16</text:p>
          </table:table-cell>
          <table:table-cell table:style-name="ce3" office:value-type="date" office:date-value="2016-06-21" calcext:value-type="date">
            <text:p>06/21/16</text:p>
          </table:table-cell>
          <table:table-cell table:style-name="ce3" office:value-type="date" office:date-value="2016-06-22" calcext:value-type="date">
            <text:p>06/22/16</text:p>
          </table:table-cell>
          <table:table-cell table:style-name="ce3" office:value-type="date" office:date-value="2016-06-23" calcext:value-type="date">
            <text:p>06/23/16</text:p>
          </table:table-cell>
          <table:table-cell table:style-name="ce3" office:value-type="date" office:date-value="2016-06-24" calcext:value-type="date">
            <text:p>06/24/16</text:p>
          </table:table-cell>
          <table:table-cell table:style-name="ce3" office:value-type="date" office:date-value="2016-06-25" calcext:value-type="date">
            <text:p>06/25/16</text:p>
          </table:table-cell>
          <table:table-cell table:style-name="ce3" office:value-type="date" office:date-value="2016-06-26" calcext:value-type="date">
            <text:p>06/26/16</text:p>
          </table:table-cell>
          <table:table-cell table:style-name="ce3" office:value-type="date" office:date-value="2016-06-27" calcext:value-type="date">
            <text:p>06/27/16</text:p>
          </table:table-cell>
          <table:table-cell table:style-name="ce3" office:value-type="date" office:date-value="2016-06-28" calcext:value-type="date">
            <text:p>06/28/16</text:p>
          </table:table-cell>
          <table:table-cell table:style-name="ce3" office:value-type="date" office:date-value="2016-06-29" calcext:value-type="date">
            <text:p>06/29/16</text:p>
          </table:table-cell>
          <table:table-cell table:style-name="ce3" office:value-type="date" office:date-value="2016-06-30" calcext:value-type="date">
            <text:p>06/30/16</text:p>
          </table:table-cell>
          <table:table-cell table:style-name="ce3" office:value-type="date" office:date-value="2016-07-01" calcext:value-type="date">
            <text:p>07/01/16</text:p>
          </table:table-cell>
          <table:table-cell table:style-name="ce3" office:value-type="date" office:date-value="2016-07-02" calcext:value-type="date">
            <text:p>07/02/16</text:p>
          </table:table-cell>
          <table:table-cell table:style-name="ce3" office:value-type="date" office:date-value="2016-07-03" calcext:value-type="date">
            <text:p>07/03/16</text:p>
          </table:table-cell>
          <table:table-cell table:style-name="ce3" office:value-type="date" office:date-value="2016-07-04" calcext:value-type="date">
            <text:p>07/04/16</text:p>
          </table:table-cell>
          <table:table-cell table:style-name="ce3" office:value-type="date" office:date-value="2016-07-05" calcext:value-type="date">
            <text:p>07/05/16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3" office:value-type="date" office:date-value="2016-07-07" calcext:value-type="date">
            <text:p>07/07/16</text:p>
          </table:table-cell>
          <table:table-cell table:style-name="ce3" office:value-type="date" office:date-value="2016-07-08" calcext:value-type="date">
            <text:p>07/08/16</text:p>
          </table:table-cell>
          <table:table-cell table:style-name="ce3" office:value-type="date" office:date-value="2016-07-09" calcext:value-type="date">
            <text:p>07/09/16</text:p>
          </table:table-cell>
          <table:table-cell table:style-name="ce3" office:value-type="date" office:date-value="2016-07-10" calcext:value-type="date">
            <text:p>07/10/16</text:p>
          </table:table-cell>
          <table:table-cell table:style-name="ce3" office:value-type="date" office:date-value="2016-07-11" calcext:value-type="date">
            <text:p>07/11/16</text:p>
          </table:table-cell>
          <table:table-cell table:style-name="ce3" office:value-type="date" office:date-value="2016-07-12" calcext:value-type="date">
            <text:p>07/12/16</text:p>
          </table:table-cell>
          <table:table-cell table:style-name="ce3" office:value-type="date" office:date-value="2016-07-13" calcext:value-type="date">
            <text:p>07/13/16</text:p>
          </table:table-cell>
          <table:table-cell table:style-name="ce3" office:value-type="date" office:date-value="2016-07-14" calcext:value-type="date">
            <text:p>07/14/16</text:p>
          </table:table-cell>
          <table:table-cell table:style-name="ce3" office:value-type="date" office:date-value="2016-07-15" calcext:value-type="date">
            <text:p>07/15/16</text:p>
          </table:table-cell>
          <table:table-cell table:style-name="ce3" office:value-type="date" office:date-value="2016-07-16" calcext:value-type="date">
            <text:p>07/16/16</text:p>
          </table:table-cell>
          <table:table-cell table:style-name="ce3" office:value-type="date" office:date-value="2016-07-17" calcext:value-type="date">
            <text:p>07/17/16</text:p>
          </table:table-cell>
          <table:table-cell table:style-name="ce3" office:value-type="date" office:date-value="2016-07-18" calcext:value-type="date">
            <text:p>07/18/16</text:p>
          </table:table-cell>
          <table:table-cell table:style-name="ce3" office:value-type="date" office:date-value="2016-07-19" calcext:value-type="date">
            <text:p>07/19/16</text:p>
          </table:table-cell>
          <table:table-cell table:style-name="ce3" office:value-type="date" office:date-value="2016-07-20" calcext:value-type="date">
            <text:p>07/20/16</text:p>
          </table:table-cell>
          <table:table-cell table:style-name="ce3" office:value-type="date" office:date-value="2016-07-21" calcext:value-type="date">
            <text:p>07/21/16</text:p>
          </table:table-cell>
          <table:table-cell table:style-name="ce3" office:value-type="date" office:date-value="2016-07-22" calcext:value-type="date">
            <text:p>07/22/16</text:p>
          </table:table-cell>
          <table:table-cell table:style-name="ce3" office:value-type="date" office:date-value="2016-07-23" calcext:value-type="date">
            <text:p>07/23/16</text:p>
          </table:table-cell>
          <table:table-cell table:style-name="ce3" office:value-type="date" office:date-value="2016-07-24" calcext:value-type="date">
            <text:p>07/24/16</text:p>
          </table:table-cell>
          <table:table-cell table:style-name="ce3" office:value-type="date" office:date-value="2016-07-25" calcext:value-type="date">
            <text:p>07/25/16</text:p>
          </table:table-cell>
          <table:table-cell table:style-name="ce3" office:value-type="date" office:date-value="2016-07-26" calcext:value-type="date">
            <text:p>07/26/16</text:p>
          </table:table-cell>
          <table:table-cell table:style-name="ce3" office:value-type="date" office:date-value="2016-07-27" calcext:value-type="date">
            <text:p>07/27/16</text:p>
          </table:table-cell>
          <table:table-cell table:style-name="ce3" office:value-type="date" office:date-value="2016-07-28" calcext:value-type="date">
            <text:p>07/28/16</text:p>
          </table:table-cell>
          <table:table-cell table:style-name="ce3" office:value-type="date" office:date-value="2016-07-29" calcext:value-type="date">
            <text:p>07/29/16</text:p>
          </table:table-cell>
          <table:table-cell table:style-name="ce3" office:value-type="date" office:date-value="2016-07-30" calcext:value-type="date">
            <text:p>07/30/16</text:p>
          </table:table-cell>
          <table:table-cell table:style-name="ce3" office:value-type="date" office:date-value="2016-07-31" calcext:value-type="date">
            <text:p>07/31/16</text:p>
          </table:table-cell>
          <table:table-cell table:style-name="ce3" office:value-type="date" office:date-value="2016-08-01" calcext:value-type="date">
            <text:p>08/01/16</text:p>
          </table:table-cell>
          <table:table-cell table:style-name="ce3" office:value-type="date" office:date-value="2016-08-02" calcext:value-type="date">
            <text:p>08/02/16</text:p>
          </table:table-cell>
          <table:table-cell table:style-name="ce3" office:value-type="date" office:date-value="2016-08-03" calcext:value-type="date">
            <text:p>08/03/16</text:p>
          </table:table-cell>
          <table:table-cell table:style-name="ce3" office:value-type="date" office:date-value="2016-08-04" calcext:value-type="date">
            <text:p>08/04/16</text:p>
          </table:table-cell>
          <table:table-cell table:style-name="ce3" office:value-type="date" office:date-value="2016-08-05" calcext:value-type="date">
            <text:p>08/05/16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3" office:value-type="date" office:date-value="2016-08-07" calcext:value-type="date">
            <text:p>08/07/16</text:p>
          </table:table-cell>
          <table:table-cell table:style-name="ce3" office:value-type="date" office:date-value="2016-08-08" calcext:value-type="date">
            <text:p>08/08/16</text:p>
          </table:table-cell>
          <table:table-cell table:style-name="ce3" office:value-type="date" office:date-value="2016-08-09" calcext:value-type="date">
            <text:p>08/09/16</text:p>
          </table:table-cell>
          <table:table-cell table:style-name="ce3" office:value-type="date" office:date-value="2016-08-10" calcext:value-type="date">
            <text:p>08/10/16</text:p>
          </table:table-cell>
          <table:table-cell table:style-name="ce3" office:value-type="date" office:date-value="2016-08-11" calcext:value-type="date">
            <text:p>08/11/16</text:p>
          </table:table-cell>
          <table:table-cell table:style-name="ce3" office:value-type="date" office:date-value="2016-08-12" calcext:value-type="date">
            <text:p>08/12/16</text:p>
          </table:table-cell>
          <table:table-cell table:style-name="ce3" office:value-type="date" office:date-value="2016-08-13" calcext:value-type="date">
            <text:p>08/13/16</text:p>
          </table:table-cell>
          <table:table-cell table:style-name="ce3" office:value-type="date" office:date-value="2016-08-14" calcext:value-type="date">
            <text:p>08/14/16</text:p>
          </table:table-cell>
          <table:table-cell table:style-name="ce3" office:value-type="date" office:date-value="2016-08-15" calcext:value-type="date">
            <text:p>08/15/16</text:p>
          </table:table-cell>
          <table:table-cell table:style-name="ce3" office:value-type="date" office:date-value="2016-08-16" calcext:value-type="date">
            <text:p>08/16/16</text:p>
          </table:table-cell>
          <table:table-cell table:style-name="ce3" office:value-type="date" office:date-value="2016-08-17" calcext:value-type="date">
            <text:p>08/17/16</text:p>
          </table:table-cell>
        </table:table-row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table:number-columns-repeated="8" office:value-type="string" calcext:value-type="string">
            <text:p>N/A</text:p>
          </table:table-cell>
          <table:table-cell table:number-columns-repeated="70"/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Joint Recording Tutorial Cont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Ros Overlay Tutorial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Prepa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ActionLib Tutorial 3 and 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verlay Workspace Creation and Github setup </text:p>
          </table:table-cell>
          <table:table-cell office:value-type="string" calcext:value-type="string">
            <text:p>Meeting with Aaron</text:p>
          </table:table-cell>
          <table:table-cell table:style-name="ce4" office:value-type="string" calcext:value-type="string">
            <text:p>Prepa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eit Tutorial</text:p>
          </table:table-cell>
          <table:table-cell office:value-type="string" calcext:value-type="string">
            <text:p>Preparing new machine</text:p>
          </table:table-cell>
          <table:table-cell table:style-name="ce4" office:value-type="string" calcext:value-type="string">
            <text:p>Prepa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ock Stacking 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table:number-columns-repeated="70"/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Baxter Tutorials</text:p>
          </table:table-cell>
          <table:table-cell office:value-type="string" calcext:value-type="string">
            <text:p>Preparing new machine</text:p>
          </table:table-cell>
          <table:table-cell office:value-type="string" calcext:value-type="string">
            <text:p>RISS LUNCH</text:p>
          </table:table-cell>
          <table:table-cell table:number-columns-repeated="70"/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Lunch/Ri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ead Material: Proposal etc..</text:p>
          </table:table-cell>
          <table:table-cell office:value-type="string" calcext:value-type="string">
            <text:p>Prepa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ActionLib Ros Tutorial 2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Prepa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Baxter Tutorials Image to Screen and Joint Recording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office:value-type="string" calcext:value-type="string">
            <text:p>RISS Research Philosophy</text:p>
          </table:table-cell>
          <table:table-cell table:number-columns-repeated="70"/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Tutorials Joint Recording</text:p>
          </table:table-cell>
          <table:table-cell office:value-type="string" calcext:value-type="string">
            <text:p>Baxter Overlay Tutorial to part 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RISS Research Philosophy</text:p>
          </table:table-cell>
          <table:table-cell table:number-columns-repeated="70"/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SS Workshop</text:p>
          </table:table-cell>
          <table:table-cell office:value-type="string" calcext:value-type="string">
            <text:p>More Baxter Recording Software</text:p>
          </table:table-cell>
          <table:table-cell table:number-columns-repeated="70"/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rainstormed Baxter Motions</text:p>
          </table:table-cell>
          <table:table-cell table:number-columns-repeated="70"/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table:number-columns-repeated="70"/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/>
          <table:table-cell table:number-columns-repeated="78"/>
        </table:table-row>
        <table:table-row table:style-name="ro1">
          <table:table-cell table:style-name="Default" office:value-type="string" calcext:value-type="string">
            <text:p>To do: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Tutorial <text:s/>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ctionLib Ro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Baxter Tutorials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rm Movement Recording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Overlay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Moveit Tutorial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Prepare Baxter Recording Softwar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Install python-catkin-tool/s</text:p>
          </table:table-cell>
          <table:table-cell table:number-columns-repeated="78"/>
        </table:table-row>
        <table:table-row table:style-name="ro1" table:number-rows-repeated="1048540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6:51:54.254233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56:14.891272018</meta:creation-date>
    <dc:date>2016-06-08T20:20:59.651171761</dc:date>
    <meta:editing-duration>PT12H57M20S</meta:editing-duration>
    <meta:editing-cycles>18</meta:editing-cycles>
    <meta:generator>LibreOffice/4.2.8.2$Linux_X86_64 LibreOffice_project/420m0$Build-2</meta:generator>
    <meta:document-statistic meta:table-count="1" meta:cell-count="301" meta:object-count="0"/>
  </office:meta>
</office:document-meta>
</file>